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fo:min-height="3.256cm"/>
    </style:style>
    <style:style style:name="pr2" style:family="presentation" style:parent-style-name="lyt-aqua-outline1">
      <style:graphic-properties draw:fill-color="#ffffff" fo:min-height="11.636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13.86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6.161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  <style:text-properties fo:font-size="20pt" style:font-size-asian="20pt" style:font-size-complex="20pt"/>
    </style:style>
    <style:style style:name="P5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6" style:family="paragraph">
      <style:paragraph-properties fo:line-height="100%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" style:family="text">
      <style:text-properties fo:color="#00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" style:family="text">
      <style:text-properties fo:color="#2b91a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" style:family="text">
      <style:text-properties fo:color="#a31515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Rhino Mocks<text:line-break/><text:span text:style-name="T1">Petr Onderka</text:span>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mock object framework for .Net</text:p>
              </text:list-item>
              <text:list-item>
                <text:p>goal: simplification of unit testing</text:p>
              </text:list-item>
              <text:list-item>
                <text:p>allows creating mock implementations of objects and verifying interactions</text:p>
              </text:list-item>
              <text:list-item>
                <text:p>used in conjunction with a unit testing framework, like NUn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version 1.0 released in 2005, for .Net 1.1</text:p>
              </text:list-item>
              <text:list-item>
                <text:p>current version is 3.6, released in 2009 for .Net 3.5</text:p>
              </text:list-item>
              <text:list-item>
                <text:p>work on 4.0 is ongoing, under a new developer</text:p>
                <text:list>
                  <text:list-item>
                    <text:p>primary goal is to remove historical baggage from th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ck implementation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class that we want to test has a dependency</text:p>
              </text:list-item>
              <text:list-item>
                <text:p>we can't or don't want to use production version of that dependency</text:p>
              </text:list-item>
              <text:list-item>
                <text:p>creating a full implementation manually is too cumbersome</text:p>
              </text:list-item>
              <text:list-item>
                <text:p>solution: use Rhino Mocks to create a mock implementation, implementing only the members that we need, using a few lines of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 implementation example</text:p>
          </draw:text-box>
        </draw:frame>
        <draw:frame presentation:style-name="pr7" draw:text-style-name="P6" draw:layer="layout" svg:width="25.199cm" svg:height="16.161cm" svg:x="1.4cm" svg:y="6.014cm" presentation:class="outline" presentation:user-transformed="true">
          <draw:text-box>
            <text:p text:style-name="P4"><text:span text:style-name="T2"><text:s text:c="4"/></text:span><text:span text:style-name="T3">var</text:span><text:span text:style-name="T2"> foo = </text:span><text:span text:style-name="T4">MockRepository</text:span><text:span text:style-name="T2">.GenerateMock&lt;</text:span><text:span text:style-name="T4">IFoo</text:span><text:span text:style-name="T2">&gt;();</text:span></text:p>
            <text:p text:style-name="P4"><text:span text:style-name="T2"><text:s text:c="4"/></text:span><text:span text:style-name="T2">foo.Expect(x =&gt; x.GetValue(42)).Return(</text:span><text:span text:style-name="T5">"forty two"</text:span><text:span text:style-name="T2">);</text:span></text:p>
            <text:p text:style-name="P5"><text:span text:style-name="T6"/></text:p>
            <text:p text:style-name="P4"><text:span text:style-name="T2"><text:s text:c="4"/></text:span><text:span text:style-name="T7">// in real test, this would call the tested method</text:span></text:p>
            <text:p text:style-name="P4"><text:span text:style-name="T2"><text:s text:c="4"/></text:span><text:span text:style-name="T3">var</text:span><text:span text:style-name="T2"> value = foo.GetValue(42);</text:span></text:p>
            <text:p text:style-name="P5"><text:span text:style-name="T6"/></text:p>
            <text:p text:style-name="P4"><text:span text:style-name="T2"><text:s text:c="4"/></text:span><text:span text:style-name="T4">Assert</text:span><text:span text:style-name="T2">.AreEqual(</text:span><text:span text:style-name="T5">"forty two"</text:span><text:span text:style-name="T2">, valu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eraction verification</text:p>
          </draw:text-box>
        </draw:frame>
        <draw:frame presentation:style-name="pr8" draw:layer="layout" svg:width="24.599cm" svg:height="13.86cm" svg:x="2cm" svg:y="5.5cm" presentation:class="outline">
          <draw:text-box>
            <text:list text:style-name="L2">
              <text:list-item>
                <text:p>we want to verify that the tested class calls a certain method, with the right argu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ck options</text:p>
          </draw:text-box>
        </draw:frame>
        <draw:frame presentation:style-name="pr8" draw:layer="layout" svg:width="24.599cm" svg:height="13.86cm" svg:x="2cm" svg:y="5.5cm" presentation:class="outline">
          <draw:text-box>
            <text:list text:style-name="L2">
              <text:list-item>
                <text:p>various kinds of mocks:</text:p>
                <text:list>
                  <text:list-item>
                    <text:p>dynamic mock: un-mocked members return the default value (null, 0, false)</text:p>
                  </text:list-item>
                  <text:list-item>
                    <text:p>strict mock: un-mocked members throw</text:p>
                  </text:list-item>
                  <text:list-item>
                    <text:p>partial mock: un-mocked members call base class</text:p>
                  </text:list-item>
                  <text:list-item>
                    <text:p>stub: like dynamic mock, except un-mocked properties and events behave norm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Blue Lines and Gradients</dc:title>
    <dc:description>Presentation Layout Template</dc:description>
    <meta:creation-date>2014-03-12T11:21:55.29</meta:creation-date>
    <dc:language>en-US</dc:language>
    <meta:editing-cycles>8</meta:editing-cycles>
    <meta:editing-duration>PT56M58S</meta:editing-duration>
    <dc:date>2014-03-12T12:35:07.21</dc:date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Program%20Files%20(x86)/LibreOffice%203/Basis/share/template/layout/lyt-bluelinesgrad.otp"/>
  </office:meta>
</office:document-meta>
</file>